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ff7" officeooo:paragraph-rsid="000ccff7"/>
    </style:style>
    <style:style style:name="P2" style:family="paragraph" style:parent-style-name="Standard">
      <style:text-properties officeooo:paragraph-rsid="000ccff7"/>
    </style:style>
    <style:style style:name="P3" style:family="paragraph" style:parent-style-name="Standard">
      <style:text-properties officeooo:rsid="000f0dc6" officeooo:paragraph-rsid="000f0dc6"/>
    </style:style>
    <style:style style:name="P4" style:family="paragraph" style:parent-style-name="Standard" style:list-style-name="L1">
      <style:text-properties officeooo:rsid="000ccff7" officeooo:paragraph-rsid="000ccff7"/>
    </style:style>
    <style:style style:name="P5" style:family="paragraph" style:parent-style-name="Standard" style:list-style-name="L2">
      <style:text-properties officeooo:rsid="000f0dc6" officeooo:paragraph-rsid="000f0dc6"/>
    </style:style>
    <style:style style:name="P6" style:family="paragraph" style:parent-style-name="Standard" style:list-style-name="L2">
      <style:text-properties style:text-line-through-style="none" style:text-line-through-type="none" officeooo:rsid="000f0dc6" officeooo:paragraph-rsid="000f0dc6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officeooo:rsid="001112e3"/>
    </style:style>
    <style:style style:name="T3" style:family="text">
      <style:text-properties officeooo:rsid="001217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17781759" text:style-name="L1">
        <text:list-item>
          <text:p text:style-name="P4">Apply constraints in first time step – remove and apply different ones for geometry changes</text:p>
        </text:list-item>
        <text:list-item>
          <text:p text:style-name="P4">In NSE constraints for PRESSURE, VELOCITY_X, VELOCITY_Y, VELOCITY_Z</text:p>
        </text:list-item>
        <text:list-item>
          <text:p text:style-name="P4">linear solver: always AMGCL, standard for NSE, <text:line-break/><text:span text:style-name="T2">NOTE: stating “amgcl” explicitly uses higher tolerance than stating no linear solver!</text:span></text:p>
        </text:list-item>
        <text:list-item>
          <text:p text:style-name="P4"/>
        </text:list-item>
      </text:list>
      <text:p text:style-name="P1"/>
      <text:p text:style-name="P1"/>
      <text:p text:style-name="P1">MLS shape functions</text:p>
      <text:p text:style-name="P2"/>
      <text:p text:style-name="P2"/>
      <text:p text:style-name="P3">Static heat test case</text:p>
      <text:list xml:id="list2253498817" text:style-name="L2">
        <text:list-item>
          <text:p text:style-name="P5">rectangular domain, refinement 0, h=0.2, cut at y=0.8+-1e-12</text:p>
        </text:list-item>
        <text:list-item>
          <text:p text:style-name="P5">density, specific heat, conductivity = 1</text:p>
        </text:list-item>
        <text:list-item>
          <text:p text:style-name="P5">T=x²+y² boundary condition, source term = -4</text:p>
        </text:list-item>
        <text:list-item>
          <text:p text:style-name="P5">error evaluated at Gauss points using only ACTIVE element (positive level set distance, not cut)</text:p>
        </text:list-item>
        <text:list-item>
          <text:p text:style-name="P5">conditioning evaluated using eig<text:span text:style-name="T3">en</text:span>values lamda_max/lamda_min</text:p>
        </text:list-item>
        <text:list-item>
          <text:p text:style-name="P5">DistMod → instability for small cut on positive side (+1e-12)</text:p>
        </text:list-item>
        <text:list-item>
          <text:p text:style-name="P5">LocalConstraintsBC → instability for +1e-12 (like DistMod), same as constraining directly to BC for -<text:span text:style-name="T1">1e12</text:span></text:p>
        </text:list-item>
        <text:list-item>
          <text:p text:style-name="P6">LocalMLSConstraints → instable, error: zero sum in skyline_lu factorization</text:p>
        </text:list-item>
      </text:list>
      <text:p text:style-name="P2"/>
      <text:p text:style-name="P1">NSE test case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10:06:25.568690721</meta:creation-date>
    <meta:generator>LibreOffice/6.4.7.2$Linux_X86_64 LibreOffice_project/40$Build-2</meta:generator>
    <dc:date>2022-08-01T16:24:09.697111282</dc:date>
    <meta:editing-duration>PT1H26M30S</meta:editing-duration>
    <meta:editing-cycles>5</meta:editing-cycles>
    <meta:document-statistic meta:table-count="0" meta:image-count="0" meta:object-count="0" meta:page-count="1" meta:paragraph-count="15" meta:word-count="141" meta:character-count="898" meta:non-whitespace-character-count="784"/>
  </office:meta>
</office:document-meta>
</file>